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 draw:auto-grow-width="false" fo:padding-top="0.254cm" fo:padding-bottom="0.254cm" fo:padding-left="0.127cm" fo:padding-right="0.127cm" fo:wrap-option="no-wrap" draw:shadow="hidden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 draw:auto-grow-width="false" fo:padding-top="0.127cm" fo:padding-bottom="0.127cm" fo:padding-left="0.254cm" fo:padding-right="0.254cm" fo:wrap-option="no-wrap" draw:shadow="hidden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draw:auto-grow-width="false" fo:padding-top="0.127cm" fo:padding-bottom="0.127cm" fo:padding-left="0.254cm" fo:padding-right="0.254cm" fo:wrap-option="no-wrap" draw:shadow="visible" draw:shadow-offset-x="0.212cm" draw:shadow-offset-y="-0.202cm"/>
    </style:style>
    <style:style style:name="gr4" style:family="graphic" style:parent-style-name="standard">
      <style:graphic-properties draw:stroke="solid" svg:stroke-width="0.026cm" svg:stroke-color="#000000" draw:marker-end="msArrowEnd_20_5" draw:marker-end-width="0.37cm" draw:marker-end-center="false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/>
    </style:style>
    <style:style style:name="gr5" style:family="graphic" style:parent-style-name="standard">
      <style:graphic-properties draw:stroke="solid" svg:stroke-width="0.026cm" svg:stroke-color="#000000" draw:marker-start="msArrowEnd_20_5" draw:marker-start-width="0.37cm" draw:marker-start-center="false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/>
    </style:style>
    <style:style style:name="gr6" style:family="graphic" style:parent-style-name="standard">
      <style:graphic-properties draw:stroke="solid" svg:stroke-width="0.026cm" svg:stroke-color="#000000" draw:marker-start="msArrowEnd_20_5" draw:marker-start-width="0.37cm" draw:marker-start-center="false" draw:marker-end="msArrowEnd_20_5" draw:marker-end-width="0.37cm" draw:marker-end-center="false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/>
    </style:style>
    <style:style style:name="gr7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draw:auto-grow-width="false" fo:padding-top="0.127cm" fo:padding-bottom="0.127cm" fo:padding-left="0.254cm" fo:padding-right="0.254cm" fo:wrap-option="no-wrap" draw:shadow="visible" draw:shadow-offset-x="0.212cm" draw:shadow-offset-y="-0.202cm"/>
    </style:style>
    <style:style style:name="gr8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draw:auto-grow-width="false" fo:padding-top="0.254cm" fo:padding-bottom="0.254cm" fo:padding-left="0.127cm" fo:padding-right="0.127cm" fo:wrap-option="no-wrap" draw:shadow="visible" draw:shadow-offset-x="0.212cm" draw:shadow-offset-y="-0.202cm"/>
    </style:style>
    <style:style style:name="gr9" style:family="graphic" style:parent-style-name="standard">
      <style:graphic-properties draw:stroke="dash" draw:stroke-dash="Dash_20_2" svg:stroke-width="0.026cm" svg:stroke-color="#000000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/>
    </style:style>
    <style:style style:name="gr10" style:family="graphic" style:parent-style-name="standard">
      <style:graphic-properties draw:fill="solid" draw:fill-color="#999999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fo:min-height="0.467cm"/>
    </style:style>
    <style:style style:name="gr12" style:family="graphic" style:parent-style-name="standard">
      <style:graphic-properties draw:stroke="dash" draw:stroke-dash="Ultrafine_20_Dashed" draw:fill="none" draw:textarea-horizontal-align="center" draw:textarea-vertical-align="middle"/>
    </style:style>
    <style:style style:name="P1" style:family="paragraph">
      <style:paragraph-properties fo:margin-left="0cm" fo:margin-right="0cm" fo:margin-top="0cm" fo:margin-bottom="0.212cm" fo:text-align="justify" fo:text-indent="0cm" style:writing-mode="lr-tb"/>
      <style:text-properties fo:color="#000000"/>
    </style:style>
    <style:style style:name="P2" style:family="paragraph">
      <style:paragraph-properties fo:margin-top="0cm" fo:margin-bottom="0.212cm" fo:text-align="justify" style:writing-mode="lr-tb"/>
      <style:text-properties fo:color="#000000" fo:font-size="12pt"/>
    </style:style>
    <style:style style:name="P3" style:family="paragraph">
      <style:paragraph-properties fo:margin-left="0cm" fo:margin-right="0cm" fo:margin-top="0cm" fo:margin-bottom="0.212cm" fo:text-align="justify" fo:text-indent="0cm" style:writing-mode="lr-tb"/>
    </style:style>
    <style:style style:name="P4" style:family="paragraph">
      <style:paragraph-properties fo:margin-top="0cm" fo:margin-bottom="0.212cm" fo:text-align="justify" style:writing-mode="lr-tb"/>
      <style:text-properties fo:font-size="12pt"/>
    </style:style>
    <style:style style:name="P5" style:family="paragraph">
      <style:paragraph-properties fo:text-align="center" style:writing-mode="lr-tb"/>
      <style:text-properties fo:font-size="24pt"/>
    </style:style>
    <style:style style:name="P6" style:family="paragraph">
      <style:paragraph-properties fo:margin-left="0cm" fo:margin-right="0cm" fo:margin-top="0cm" fo:margin-bottom="0.212cm" fo:text-align="start" fo:text-indent="0cm" style:writing-mode="lr-tb"/>
    </style:style>
    <style:style style:name="P7" style:family="paragraph">
      <style:paragraph-properties fo:margin-top="0cm" fo:margin-bottom="0.212cm" fo:text-align="center" style:writing-mode="lr-tb"/>
      <style:text-properties fo:font-size="12pt"/>
    </style:style>
    <style:style style:name="P8" style:family="paragraph">
      <style:paragraph-properties fo:margin-left="0cm" fo:margin-right="0cm" fo:margin-top="0cm" fo:margin-bottom="0.212cm" fo:text-align="center" fo:text-indent="0cm" style:writing-mode="lr-tb"/>
      <style:text-properties fo:font-size="12pt"/>
    </style:style>
    <style:style style:name="P9" style:family="paragraph">
      <style:paragraph-properties fo:margin-left="0cm" fo:margin-right="0cm" fo:margin-top="0cm" fo:margin-bottom="0.212cm" fo:text-align="center" fo:text-indent="0cm" style:writing-mode="lr-tb"/>
    </style:style>
    <style:style style:name="P10" style:family="paragraph">
      <style:paragraph-properties fo:margin-left="0cm" fo:margin-right="0cm" fo:margin-top="0cm" fo:margin-bottom="0.212cm" fo:text-align="center" fo:text-indent="0cm" style:writing-mode="lr-tb">
        <style:tab-stops>
          <style:tab-stop style:position="4.32cm" style:type="center"/>
          <style:tab-stop style:position="8.64cm" style:type="right"/>
        </style:tab-stops>
      </style:paragraph-properties>
    </style:style>
    <style:style style:name="P11" style:family="paragraph">
      <style:paragraph-properties fo:margin-top="0cm" fo:margin-bottom="0.212cm" fo:text-align="center" style:writing-mode="lr-tb">
        <style:tab-stops>
          <style:tab-stop style:position="4.32cm" style:type="center"/>
          <style:tab-stop style:position="8.64cm" style:type="right"/>
        </style:tab-stops>
      </style:paragraph-properties>
      <style:text-properties fo:font-size="12pt"/>
    </style:style>
    <style:style style:name="P12" style:family="paragraph">
      <style:paragraph-properties style:writing-mode="lr-tb"/>
      <style:text-properties fo:font-size="12pt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15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16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T1" style:family="text">
      <style:text-properties fo:color="#000000" fo:font-family="'Times New Roman'" style:font-family-generic="roman" style:font-pitch="variable" fo:font-size="10pt" fo:language="en" fo:country="US" style:font-family-asian="'Times New Roman'" style:font-family-generic-asian="roman" style:font-pitch-asian="variable" style:font-size-asian="10pt" style:font-family-complex="'Times New Roman'" style:font-family-generic-complex="roman" style:font-pitch-complex="variable" style:font-size-complex="10pt" style:language-complex="ar" style:country-complex="SA"/>
    </style:style>
    <style:style style:name="T2" style:family="text">
      <style:text-properties style:use-window-font-color="true" fo:font-family="'Times New Roman'" style:font-family-generic="roman" style:font-pitch="variable" fo:font-size="10pt" fo:language="en" fo:country="US" style:font-family-asian="'Times New Roman'" style:font-family-generic-asian="roman" style:font-pitch-asian="variable" style:font-size-asian="10pt" style:font-family-complex="'Times New Roman'" style:font-family-generic-complex="roman" style:font-pitch-complex="variable" style:font-size-complex="10pt" style:language-complex="ar" style:country-complex="SA"/>
    </style:style>
    <style:style style:name="T3" style:family="text">
      <style:text-properties style:use-window-font-color="true" fo:font-family="Arial" style:font-family-generic="swiss" style:font-pitch="variable" fo:font-size="10pt" fo:language="en" fo:country="US" style:font-family-asian="'Times New Roman'" style:font-family-generic-asian="roman" style:font-pitch-asian="variable" style:font-size-asian="10pt" style:font-family-complex="'Times New Roman'" style:font-family-generic-complex="roman" style:font-pitch-complex="variable" style:font-size-complex="10pt" style:language-complex="ar" style:country-complex="SA"/>
    </style:style>
    <style:style style:name="T4" style:family="text">
      <style:text-properties style:use-window-font-color="true" fo:font-family="'Times New Roman'" style:font-family-generic="roman" style:font-pitch="variable" fo:font-size="12pt" fo:language="en" fo:country="US" style:font-family-asian="'Times New Roman'" style:font-family-generic-asian="roman" style:font-pitch-asian="variable" style:font-size-asian="12pt" style:font-family-complex="'Times New Roman'" style:font-family-generic-complex="roman" style:font-pitch-complex="variable" style:font-size-complex="10pt" style:language-complex="ar" style:country-complex="SA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frame draw:style-name="gr1" draw:text-style-name="P2" draw:layer="layout" svg:width="3.301cm" svg:height="0.992cm" draw:transform="rotate (1.5707963267946) translate (6.011cm 19.712cm)">
            <draw:text-box>
              <text:p text:style-name="P1"><text:span text:style-name="T1">MBIST Scan Chain</text:span></text:p>
            </draw:text-box>
          </draw:frame>
          <draw:frame draw:style-name="gr1" draw:text-style-name="P2" draw:layer="layout" svg:width="3.631cm" svg:height="0.992cm" draw:transform="rotate (1.5707963267946) translate (5cm 19.882cm)">
            <draw:text-box>
              <text:p text:style-name="P1"><text:span text:style-name="T1">Boundary Scan Chain</text:span></text:p>
            </draw:text-box>
          </draw:frame>
          <draw:frame draw:style-name="gr2" draw:text-style-name="P2" draw:layer="layout" svg:width="3.299cm" svg:height="0.66cm" svg:x="7.647cm" svg:y="13.635cm">
            <draw:text-box>
              <text:p text:style-name="P1"><text:span text:style-name="T1">Debug Scan Chain</text:span></text:p>
            </draw:text-box>
          </draw:frame>
          <draw:g>
            <draw:g>
              <draw:frame draw:style-name="gr2" draw:text-style-name="P4" draw:layer="layout" svg:width="1.597cm" svg:height="0.639cm" svg:x="3.349cm" svg:y="12.635cm">
                <draw:text-box>
                  <text:p text:style-name="P3"><text:span text:style-name="T2">TDI</text:span></text:p>
                </draw:text-box>
              </draw:frame>
              <draw:frame draw:style-name="gr2" draw:text-style-name="P4" draw:layer="layout" svg:width="1.597cm" svg:height="0.639cm" svg:x="3.349cm" svg:y="13.274cm">
                <draw:text-box>
                  <text:p text:style-name="P3"><text:span text:style-name="T2">TDO</text:span></text:p>
                  <text:p text:style-name="P3"><text:span text:style-name="T2"/></text:p>
                </draw:text-box>
              </draw:frame>
              <draw:frame draw:style-name="gr2" draw:text-style-name="P4" draw:layer="layout" svg:width="1.597cm" svg:height="0.639cm" svg:x="3.349cm" svg:y="13.912cm">
                <draw:text-box>
                  <text:p text:style-name="P3"><text:span text:style-name="T2">TCK</text:span></text:p>
                </draw:text-box>
              </draw:frame>
              <draw:frame draw:style-name="gr2" draw:text-style-name="P4" draw:layer="layout" svg:width="1.597cm" svg:height="0.639cm" svg:x="3.349cm" svg:y="14.551cm">
                <draw:text-box>
                  <text:p text:style-name="P3"><text:span text:style-name="T2">TMS</text:span></text:p>
                  <text:p text:style-name="P3"><text:span text:style-name="T2"/></text:p>
                </draw:text-box>
              </draw:frame>
              <draw:frame draw:style-name="gr2" draw:text-style-name="P4" draw:layer="layout" svg:width="1.597cm" svg:height="0.639cm" svg:x="3.349cm" svg:y="15.189cm">
                <draw:text-box>
                  <text:p text:style-name="P3"><text:span text:style-name="T2">TRSTn</text:span></text:p>
                  <text:p text:style-name="P3"><text:span text:style-name="T2"/></text:p>
                </draw:text-box>
              </draw:frame>
            </draw:g>
            <draw:frame draw:style-name="gr3" draw:text-style-name="P4" draw:layer="layout" svg:width="2.555cm" svg:height="4.241cm" svg:x="4.947cm" svg:y="12.316cm">
              <draw:text-box>
                <text:p/>
              </draw:text-box>
            </draw:frame>
            <draw:line draw:style-name="gr4" draw:text-style-name="P5" draw:layer="layout" svg:x1="3.03cm" svg:y1="13.274cm" svg:x2="4.946cm" svg:y2="13.274cm">
              <text:p/>
            </draw:line>
            <draw:line draw:style-name="gr5" draw:text-style-name="P5" draw:layer="layout" svg:x1="3.03cm" svg:y1="13.912cm" svg:x2="4.946cm" svg:y2="13.912cm">
              <text:p/>
            </draw:line>
            <draw:line draw:style-name="gr4" draw:text-style-name="P5" draw:layer="layout" svg:x1="3.03cm" svg:y1="14.551cm" svg:x2="4.935cm" svg:y2="14.551cm">
              <text:p/>
            </draw:line>
            <draw:line draw:style-name="gr4" draw:text-style-name="P5" draw:layer="layout" svg:x1="3.03cm" svg:y1="15.189cm" svg:x2="4.914cm" svg:y2="15.189cm">
              <text:p/>
            </draw:line>
            <draw:line draw:style-name="gr4" draw:text-style-name="P5" draw:layer="layout" svg:x1="3.03cm" svg:y1="15.828cm" svg:x2="4.946cm" svg:y2="15.828cm">
              <text:p/>
            </draw:line>
          </draw:g>
          <draw:line draw:style-name="gr6" draw:text-style-name="P5" draw:layer="layout" svg:x1="7.65cm" svg:y1="14.295cm" svg:x2="10.592cm" svg:y2="14.295cm">
            <text:p/>
          </draw:line>
          <draw:frame draw:style-name="gr3" draw:text-style-name="P4" draw:layer="layout" svg:width="6.928cm" svg:height="6.869cm" svg:x="10.614cm" svg:y="10.901cm">
            <draw:text-box>
              <text:p/>
            </draw:text-box>
          </draw:frame>
          <draw:frame draw:style-name="gr2" draw:text-style-name="P7" draw:layer="layout" svg:width="5.036cm" svg:height="0.639cm" svg:x="10.583cm" svg:y="10.007cm">
            <draw:text-box>
              <text:p text:style-name="P6"><text:span text:style-name="T3">Advanced Debug Interface</text:span></text:p>
              <text:p text:style-name="P3"><text:span text:style-name="T4"/></text:p>
            </draw:text-box>
          </draw:frame>
          <draw:frame draw:style-name="gr7" draw:text-style-name="P7" draw:layer="layout" svg:width="3.513cm" svg:height="2.486cm" svg:x="13.995cm" svg:y="7.119cm">
            <draw:text-box>
              <text:p text:style-name="P8">CPU</text:p>
              <text:p text:style-name="P8"/>
            </draw:text-box>
          </draw:frame>
          <draw:frame draw:style-name="gr7" draw:text-style-name="P7" draw:layer="layout" svg:width="1.65cm" svg:height="0.66cm" svg:x="5.337cm" svg:y="15.614cm">
            <draw:text-box>
              <text:p text:style-name="P9"><text:span text:style-name="T3">MUX</text:span></text:p>
            </draw:text-box>
          </draw:frame>
          <draw:frame draw:style-name="gr2" draw:text-style-name="P11" draw:layer="layout" svg:width="2.969cm" svg:height="1.109cm" svg:x="4.807cm" svg:y="10.942cm">
            <draw:text-box>
              <text:p text:style-name="P10"><text:span text:style-name="T3">JTAG TAP Controller</text:span></text:p>
              <text:p text:style-name="P3"><text:span text:style-name="T3"/></text:p>
              <text:p text:style-name="P3"><text:span text:style-name="T4"/></text:p>
            </draw:text-box>
          </draw:frame>
          <draw:frame draw:style-name="gr7" draw:text-style-name="P7" draw:layer="layout" svg:width="1.65cm" svg:height="0.66cm" svg:x="5.337cm" svg:y="12.976cm">
            <draw:text-box>
              <text:p text:style-name="P9"><text:span text:style-name="T3">FSM</text:span></text:p>
            </draw:text-box>
          </draw:frame>
          <draw:frame draw:style-name="gr7" draw:text-style-name="P7" draw:layer="layout" svg:width="1.65cm" svg:height="0.66cm" svg:x="5.337cm" svg:y="14.295cm">
            <draw:text-box>
              <text:p text:style-name="P9"><text:span text:style-name="T3">ID</text:span></text:p>
            </draw:text-box>
          </draw:frame>
          <draw:frame draw:style-name="gr8" draw:text-style-name="P7" draw:layer="layout" svg:width="3.49cm" svg:height="0.992cm" draw:transform="rotate (1.5707963267946) translate (11.168cm 17.326cm)">
            <draw:text-box>
              <text:p text:style-name="P9"><text:span text:style-name="T3">Module Select</text:span></text:p>
            </draw:text-box>
          </draw:frame>
          <draw:custom-shape draw:style-name="gr9" draw:text-style-name="P12" draw:layer="layout" svg:width="4.289cm" svg:height="2.31cm" svg:x="12.925cm" svg:y="11.656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3.629cm" svg:height="0.639cm" svg:x="12.593cm" svg:y="10.996cm">
            <draw:text-box>
              <text:p text:style-name="P3"><text:span text:style-name="T3">CPU sub-module</text:span></text:p>
              <text:p text:style-name="P3"><text:span text:style-name="T4"/></text:p>
            </draw:text-box>
          </draw:frame>
          <draw:frame draw:style-name="gr2" draw:text-style-name="P4" draw:layer="layout" svg:width="3.959cm" svg:height="0.639cm" svg:x="12.597cm" svg:y="14.295cm">
            <draw:text-box>
              <text:p text:style-name="P3"><text:span text:style-name="T3">WB sub-module</text:span></text:p>
              <text:p text:style-name="P3"><text:span text:style-name="T4"/></text:p>
            </draw:text-box>
          </draw:frame>
          <draw:frame draw:style-name="gr7" draw:text-style-name="P7" draw:layer="layout" svg:width="1.65cm" svg:height="0.66cm" svg:x="13.255cm" svg:y="11.986cm">
            <draw:text-box>
              <text:p text:style-name="P9"><text:span text:style-name="T3">FSM</text:span></text:p>
            </draw:text-box>
          </draw:frame>
          <draw:frame draw:style-name="gr7" draw:text-style-name="P7" draw:layer="layout" svg:width="1.65cm" svg:height="0.66cm" svg:x="13.255cm" svg:y="12.976cm">
            <draw:text-box>
              <text:p text:style-name="P9"><text:span text:style-name="T3">CRC</text:span></text:p>
            </draw:text-box>
          </draw:frame>
          <draw:frame draw:style-name="gr7" draw:text-style-name="P7" draw:layer="layout" svg:width="1.65cm" svg:height="0.66cm" svg:x="15.234cm" svg:y="11.986cm">
            <draw:text-box>
              <text:p text:style-name="P9"><text:span text:style-name="T3">BIU</text:span></text:p>
            </draw:text-box>
          </draw:frame>
          <draw:frame draw:style-name="gr8" draw:text-style-name="P7" draw:layer="layout" svg:width="1.652cm" svg:height="0.992cm" draw:transform="rotate (1.5707963267946) translate (11.168cm 13.184cm)">
            <draw:text-box>
              <text:p text:style-name="P9"><text:span text:style-name="T3">MUX</text:span></text:p>
            </draw:text-box>
          </draw:frame>
          <draw:custom-shape draw:style-name="gr9" draw:text-style-name="P12" draw:layer="layout" svg:width="4.289cm" svg:height="2.31cm" svg:x="12.925cm" svg:y="14.955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7" draw:layer="layout" svg:width="1.65cm" svg:height="0.66cm" svg:x="13.255cm" svg:y="15.284cm">
            <draw:text-box>
              <text:p text:style-name="P9"><text:span text:style-name="T3">FSM</text:span></text:p>
            </draw:text-box>
          </draw:frame>
          <draw:frame draw:style-name="gr7" draw:text-style-name="P7" draw:layer="layout" svg:width="1.65cm" svg:height="0.66cm" svg:x="13.255cm" svg:y="16.274cm">
            <draw:text-box>
              <text:p text:style-name="P9"><text:span text:style-name="T3">CRC</text:span></text:p>
            </draw:text-box>
          </draw:frame>
          <draw:frame draw:style-name="gr7" draw:text-style-name="P7" draw:layer="layout" svg:width="1.65cm" svg:height="0.66cm" svg:x="15.234cm" svg:y="15.284cm">
            <draw:text-box>
              <text:p text:style-name="P9"><text:span text:style-name="T3">Reg.</text:span></text:p>
            </draw:text-box>
          </draw:frame>
          <draw:frame draw:style-name="gr7" draw:text-style-name="P7" draw:layer="layout" svg:width="1.65cm" svg:height="0.66cm" svg:x="15.234cm" svg:y="12.976cm">
            <draw:text-box>
              <text:p text:style-name="P9"><text:span text:style-name="T3">Reg.</text:span></text:p>
            </draw:text-box>
          </draw:frame>
          <draw:line draw:style-name="gr4" draw:text-style-name="P5" draw:layer="layout" svg:x1="5.671cm" svg:y1="16.558cm" svg:x2="5.671cm" svg:y2="20.186cm">
            <text:p/>
          </draw:line>
          <draw:line draw:style-name="gr4" draw:text-style-name="P5" draw:layer="layout" svg:x1="6.658cm" svg:y1="16.604cm" svg:x2="6.658cm" svg:y2="20.232cm">
            <text:p/>
          </draw:line>
          <draw:line draw:style-name="gr6" draw:text-style-name="P5" draw:layer="layout" svg:x1="16.148cm" svg:y1="11.574cm" svg:x2="16.148cm" svg:y2="9.662cm">
            <text:p/>
          </draw:line>
          <draw:frame draw:style-name="gr7" draw:text-style-name="P7" draw:layer="layout" svg:width="1.65cm" svg:height="0.66cm" svg:x="15.224cm" svg:y="16.279cm">
            <draw:text-box>
              <text:p text:style-name="P9"><text:span text:style-name="T3">BIU</text:span></text:p>
            </draw:text-box>
          </draw:frame>
          <draw:custom-shape draw:style-name="gr10" draw:text-style-name="P14" draw:layer="layout" svg:width="7.852cm" svg:height="1.144cm" svg:x="10.173cm" svg:y="18.915cm">
            <text:p text:style-name="P13"><text:span text:style-name="T5">System Wishbone Bus</text:span></text:p>
            <draw:enhanced-geometry svg:viewBox="0 0 21600 21600" draw:text-areas="?f5 ?f1 ?f6 ?f3" draw:type="left-right-arrow" draw:modifiers="2912.82312492041 5470.7423580786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line draw:style-name="gr6" draw:text-style-name="P5" draw:layer="layout" svg:x1="16.131cm" svg:y1="19.153cm" svg:x2="16.131cm" svg:y2="17.241cm">
            <text:p/>
          </draw:line>
          <draw:frame draw:style-name="gr11" draw:text-style-name="P16" draw:layer="layout" svg:width="3.789cm" svg:height="0.717cm" svg:x="13.963cm" svg:y="6.196cm">
            <draw:text-box>
              <text:p text:style-name="P15"><text:span text:style-name="T6">OR1200 CPU</text:span></text:p>
            </draw:text-box>
          </draw:frame>
          <draw:rect draw:style-name="gr12" draw:text-style-name="P15" draw:layer="layout" svg:width="2.526cm" svg:height="1.058cm" svg:x="14.885cm" svg:y="8.467cm">
            <text:p text:style-name="P13"><text:span text:style-name="T6">Development </text:span></text:p>
            <text:p text:style-name="P13"><text:span text:style-name="T6">Interface</text:span></text:p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marker draw:name="msArrowEnd_20_5" draw:display-name="msArrowEnd 5" svg:viewBox="0 0 210 210" svg:d="m105 0 105 210h-210z"/>
    <draw:stroke-dash draw:name="Dash_20_2" draw:display-name="Dash 2" draw:style="rect" draw:dots2="1" draw:dots2-length="0.105cm" draw:distance="0.079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Win32 OpenOffice.org_project/680m9$Build-9238</meta:generator>
    <meta:creation-date>2008-02-21T21:04:25</meta:creation-date>
    <dc:date>2008-07-01T22:19:45</dc:date>
    <meta:editing-cycles>6</meta:editing-cycles>
    <meta:editing-duration>PT1H14M18S</meta:editing-duration>
    <meta:user-defined meta:name="Info 1"/>
    <meta:user-defined meta:name="Info 2"/>
    <meta:user-defined meta:name="Info 3"/>
    <meta:user-defined meta:name="Info 4"/>
    <meta:document-statistic meta:object-count="46"/>
  </office:meta>
</office:document-meta>
</file>